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175f5"/>
    </style:style>
    <style:style style:name="P2" style:family="paragraph" style:parent-style-name="Standard">
      <style:paragraph-properties fo:text-align="justify" style:justify-single-word="false"/>
      <style:text-properties officeooo:rsid="000175f5" officeooo:paragraph-rsid="000175f5"/>
    </style:style>
    <style:style style:name="P3" style:family="paragraph" style:parent-style-name="Standard">
      <style:paragraph-properties fo:text-align="justify" style:justify-single-word="false"/>
      <style:text-properties officeooo:paragraph-rsid="000175f5"/>
    </style:style>
    <style:style style:name="P4" style:family="paragraph" style:parent-style-name="Standard">
      <style:paragraph-properties fo:text-align="justify" style:justify-single-word="false"/>
      <style:text-properties officeooo:rsid="00034251" officeooo:paragraph-rsid="00034251"/>
    </style:style>
    <style:style style:name="P5" style:family="paragraph" style:parent-style-name="Standard" style:master-page-name="Standard">
      <style:paragraph-properties fo:text-align="center" style:justify-single-word="false" style:page-number="auto"/>
      <style:text-properties officeooo:paragraph-rsid="000175f5"/>
    </style:style>
    <style:style style:name="P6" style:family="paragraph" style:parent-style-name="Text_20_body">
      <style:paragraph-properties fo:text-align="justify" style:justify-single-word="false"/>
      <style:text-properties officeooo:rsid="00034251" officeooo:paragraph-rsid="00034251"/>
    </style:style>
    <style:style style:name="P7" style:family="paragraph" style:parent-style-name="Text_20_body" style:list-style-name="L9">
      <style:paragraph-properties fo:text-align="justify" style:justify-single-word="false"/>
      <style:text-properties officeooo:paragraph-rsid="00034251"/>
    </style:style>
    <style:style style:name="P8" style:family="paragraph" style:parent-style-name="Text_20_body">
      <style:text-properties officeooo:rsid="000663e8" officeooo:paragraph-rsid="000663e8"/>
    </style:style>
    <style:style style:name="P9" style:family="paragraph" style:parent-style-name="Text_20_body" style:list-style-name="L12">
      <style:text-properties officeooo:rsid="000663e8" officeooo:paragraph-rsid="000663e8"/>
    </style:style>
    <style:style style:name="P10" style:family="paragraph" style:parent-style-name="Text_20_body">
      <style:text-properties officeooo:paragraph-rsid="000663e8"/>
    </style:style>
    <style:style style:name="P11" style:family="paragraph" style:parent-style-name="Text_20_body" style:list-style-name="L15">
      <style:text-properties officeooo:rsid="0006cea4" officeooo:paragraph-rsid="0006cea4"/>
    </style:style>
    <style:style style:name="P12" style:family="paragraph" style:parent-style-name="Text_20_body">
      <style:text-properties officeooo:rsid="0006cea4" officeooo:paragraph-rsid="0006cea4"/>
    </style:style>
    <style:style style:name="P13" style:family="paragraph" style:parent-style-name="Text_20_body" style:list-style-name="L2">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list-style-name="L3">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list-style-name="L4">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list-style-name="L4">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officeooo:paragraph-rsid="000663e8" style:text-blinking="false" fo:background-color="transparent"/>
    </style:style>
    <style:style style:name="P17" style:family="paragraph" style:parent-style-name="Text_20_body" style:list-style-name="L5">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5">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officeooo:paragraph-rsid="000663e8" style:text-blinking="false" fo:background-color="transparent"/>
    </style:style>
    <style:style style:name="P19" style:family="paragraph" style:parent-style-name="Text_20_body" style:list-style-name="L6">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7">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8">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663e8" style:text-blinking="false" fo:background-color="transparent"/>
    </style:style>
    <style:style style:name="P24" style:family="paragraph" style:parent-style-name="Text_20_body" style:list-style-name="L10">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663e8" officeooo:paragraph-rsid="000663e8" style:text-blinking="false" fo:background-color="transparent"/>
    </style:style>
    <style:style style:name="P25" style:family="paragraph" style:parent-style-name="Text_20_body" style:list-style-name="L1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663e8" officeooo:paragraph-rsid="000663e8" style:text-blinking="false" fo:background-color="transparent"/>
    </style:style>
    <style:style style:name="P26" style:family="paragraph" style:parent-style-name="Text_20_body">
      <style:paragraph-properties fo:margin-top="0cm" fo:margin-bottom="0cm" loext:contextual-spacing="false" fo:line-height="138%" style:writing-mode="lr-tb"/>
      <style:text-properties officeooo:paragraph-rsid="000663e8"/>
    </style:style>
    <style:style style:name="T1" style:family="text">
      <style:text-properties officeooo:rsid="000175f5"/>
    </style:style>
    <style:style style:name="T2" style:family="text">
      <style:text-properties fo:color="#2e74b5"/>
    </style:style>
    <style:style style:name="T3" style:family="text">
      <style:text-properties fo:font-size="20pt" style:text-underline-style="solid" style:text-underline-width="auto" style:text-underline-color="font-color" style:font-size-asian="20pt" style:font-size-complex="20pt"/>
    </style:style>
    <style:style style:name="T4" style:family="text">
      <style:text-properties fo:font-size="20pt" style:text-underline-style="solid" style:text-underline-width="auto" style:text-underline-color="font-color" officeooo:rsid="000175f5" style:font-size-asian="20pt" style:font-size-complex="20pt"/>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34251" style:text-blinking="false" fo:background-color="transparent" loext:char-shading-value="0"/>
    </style:style>
    <style:style style:name="T6" style:family="text">
      <style:text-properties officeooo:rsid="00053b3e"/>
    </style:style>
    <style:style style:name="T7" style:family="text">
      <style:text-properties officeooo:rsid="000663e8"/>
    </style:style>
    <style:style style:name="T8" style:family="text">
      <style:text-properties officeooo:rsid="0006cea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Compte rendu réunion : </text:span><text:span text:style-name="T4">14</text:span><text:span text:style-name="T3">/</text:span><text:span text:style-name="T4">02</text:span><text:span text:style-name="T3">/2017</text:span></text:p>
      <text:p text:style-name="P1"><text:span text:style-name="T3"/></text:p>
      <text:p text:style-name="P3"><text:span text:style-name="T2">Projet : </text:span>PROZZL – Plateforme hôtellerie</text:p>
      <text:p text:style-name="P3"><text:span text:style-name="T2">Membres présents : </text:span>Cadavid-Pareja Juan-Pablo, Georget Thomas, Vanhove Alexis, Muraton Franck</text:p>
      <text:p text:style-name="P3"><text:span text:style-name="T2">Ordre du jour : </text:span><text:span text:style-name="T1">Ré</text:span>union <text:span text:style-name="T1">de soutenance</text:span> – <text:span text:style-name="T1">Contrôle des bases de départ du projet</text:span></text:p>
      <text:p text:style-name="P2"><text:span text:style-name="T2">Résumé : </text:span>Briefing des clients sur le travail fait. Questions/Réponses techniques sur le projet.</text:p>
      <text:p text:style-name="P2"/>
      <text:p text:style-name="P4">La réunion commence pas un briefing d'environ 15 minutes de la part du groupe de projet vers les clients sur le travail réalisé. Le chef de projet justifie le temps passé sur le projet ainsi que le résultat actuelle. Il passe ensuite à une explication large du use case afin de vérifier que le groupe de projet ainsi que les clients soit sur la même longueur d'onde. Suit une explication succincte de la base de donnée.</text:p>
      <text:p text:style-name="P4"/>
      <text:p text:style-name="P4">Après le briefing déroulé sans accroc, une partie de questions/réponse d'environ 35minutes est lancée.</text:p>
      <text:p text:style-name="P4"/>
      <text:p text:style-name="P4"/>
      <text:p text:style-name="P4">Récapitulatif des question avec leurs réponse :</text:p>
      <text:p text:style-name="P6"/>
      <text:p text:style-name="P6"/>
      <text:list xml:id="list2248152369339959460" text:style-name="L9">
        <text:list-item>
          <text:p text:style-name="P7"><text:span text:style-name="T5">Qu’est ce que peut faire un utilisateur qui n’est pas connecté? On pensait à Voir les entreprise et créer un profil (c’est tout.)</text:span></text:p>
        </text:list-item>
      </text:list>
      <text:p text:style-name="P22"><text:tab/><text:tab/>→<text:span text:style-name="T6"> </text:span>Recherche d’une entreprise par critère (<text:span text:style-name="T6">nom,lieux,</text:span>...)</text:p>
      <text:p text:style-name="Text_20_body"/>
      <text:p text:style-name="Text_20_body"/>
      <text:list xml:id="list1613430463528517057" text:style-name="L2">
        <text:list-item>
          <text:p text:style-name="P13">Est ce qu’un utilisateur et un employé peut voir le profil des autres employés? Sans les coordonées bien sur !</text:p>
        </text:list-item>
      </text:list>
      <text:p text:style-name="P23"><text:tab/><text:tab/>→<text:span text:style-name="T6"> </text:span>rester simple -&gt; <text:span text:style-name="T7">les </text:span>employé<text:span text:style-name="T7">s</text:span> peuvent chercher <text:span text:style-name="T7">les </text:span>enterprise<text:span text:style-name="T7">s</text:span></text:p>
      <text:p text:style-name="P23"><text:tab/><text:tab/><text:tab/>(+option de contact)</text:p>
      <text:p text:style-name="Text_20_body"/>
      <text:p text:style-name="Text_20_body"/>
      <text:list xml:id="list2111742597204550569" text:style-name="L3">
        <text:list-item>
          <text:p text:style-name="P14">Est ce que vous avez d’autres idées de fonctionnalités? (Par rapport au Use Case).</text:p>
        </text:list-item>
      </text:list>
      <text:p text:style-name="P22"><text:tab/><text:tab/>→<text:span text:style-name="T7"> pas pour l'instant</text:span></text:p>
      <text:p text:style-name="Text_20_body"/>
      <text:p text:style-name="Text_20_body"/>
      <text:list xml:id="list72626329385329302" text:style-name="L4">
        <text:list-item>
          <text:p text:style-name="P15">Est ce qu’on laisse les avis des employés qui ont supprimé leur comptes?</text:p>
          <text:list>
            <text:list-header>
              <text:p text:style-name="P16">→<text:span text:style-name="T7"> </text:span>oui ??Système d’alerte -&gt; signalement + filtre.</text:p>
            </text:list-header>
          </text:list>
        </text:list-item>
      </text:list>
      <text:p text:style-name="Text_20_body"/>
      <text:p text:style-name="Text_20_body"/>
      <text:p text:style-name="Text_20_body"/>
      <text:list xml:id="list8049655018595330399" text:style-name="L5">
        <text:list-item>
          <text:p text:style-name="P17"><text:soft-page-break/>Une entreprise ne peut pas se créer un compte (via l’inscription) ET être créée par un employé (quand il veut laisser un avis etc…) comment on fait?</text:p>
          <text:list>
            <text:list-header>
              <text:p text:style-name="P18"><text:span text:style-name="T7">→ </text:span>but : l<text:span text:style-name="T7">'</text:span>employée fait <text:span text:style-name="T7">le</text:span> premier pas : <text:span text:style-name="T7">il</text:span> laiss<text:span text:style-name="T7">e un</text:span> avis en créant <text:span text:style-name="T7">le profil de <text:tab/><text:tab/><text:tab/>l'</text:span>entreprise <text:span text:style-name="T7">(si l'entreprise n'existe pas)</text:span>.</text:p>
            </text:list-header>
          </text:list>
        </text:list-item>
      </text:list>
      <text:p text:style-name="P22"><text:tab/><text:tab/><text:tab/><text:span text:style-name="T7">Dans le cas où une </text:span>entreprise arrive après <text:span text:style-name="T7">un avis sur elle-même (soit profil <text:tab/><text:tab/><text:tab/>déjà créer) : Elle peut vérifier, modifier, ajouter à , et mettre à jour son profil</text:span>.</text:p>
      <text:p text:style-name="P22"><text:tab/><text:tab/><text:tab/><text:span text:style-name="T7">Lors de la création du profil d'une entreprise par un employée, une <text:tab/><text:tab/><text:tab/><text:tab/>récupération automatique de l'adresse mail de l'entreprise doit être faite. De <text:tab/><text:tab/><text:tab/>cette manière, l'entreprise recevra un signalement mail de la création de son <text:tab/><text:tab/><text:tab/>profil ainsi que les mail envoyés par les clients.</text:span></text:p>
      <text:p text:style-name="Text_20_body"><text:line-break/></text:p>
      <text:list xml:id="list7024577283825281432" text:style-name="L6">
        <text:list-item>
          <text:p text:style-name="P19">Pour les entreprises : <text:span text:style-name="T7">Peut-on faire </text:span>une page avec la liste des emplois qu’elles proposent et quand on clique sur un emploi, on a la liste des CV reçus par rapport à cette offre ?</text:p>
        </text:list-item>
      </text:list>
      <text:p text:style-name="P22"><text:tab/><text:tab/>→<text:span text:style-name="T7"> </text:span>S<text:span text:style-name="T7">i possible, récupération des cv </text:span>LINKEDIN</text:p>
      <text:p text:style-name="Text_20_body"/>
      <text:p text:style-name="Text_20_body"/>
      <text:list xml:id="list2392818048619650617" text:style-name="L7">
        <text:list-item>
          <text:p text:style-name="P20">On vous donne 20 jetons, à vous de voir comment vous voulez gérer quelles fonctions on gère en premier, et combien de jetons vous voulez-y consacrer? (Feuille annexe)</text:p>
        </text:list-item>
      </text:list>
      <text:p text:style-name="P22"><text:tab/><text:tab/>→<text:span text:style-name="T7"> en attente de réponse par mail</text:span></text:p>
      <text:p text:style-name="Text_20_body"/>
      <text:list xml:id="list1602217909931419851" text:style-name="L8">
        <text:list-item>
          <text:p text:style-name="P21">Pour le sprint, on se revoit quand? Vous partez quand?</text:p>
        </text:list-item>
      </text:list>
      <text:p text:style-name="P22"><text:tab/><text:tab/>→<text:span text:style-name="T8"> </text:span>mercredi 8 mars 16h30</text:p>
      <text:p text:style-name="P22"/>
      <text:p text:style-name="P22"/>
      <text:list xml:id="list6603354861543558367" text:style-name="L10">
        <text:list-item>
          <text:p text:style-name="P24">Quel est votre date de départ ? (rdv physiquement impossible)</text:p>
        </text:list-item>
      </text:list>
      <text:p text:style-name="P22"><text:tab/><text:tab/>→<text:span text:style-name="T7"> </text:span>Départ : 27 mars</text:p>
      <text:p text:style-name="Text_20_body"/>
      <text:p text:style-name="Text_20_body"/>
      <text:list xml:id="list2528703830347799047" text:style-name="L15">
        <text:list-item>
          <text:p text:style-name="P11">Possibilité d'avoir des croquis sur le résultat espéré ? (but :Dévoilé des fonctionnalités voulu et non listée)</text:p>
          <text:list>
            <text:list-header>
              <text:p text:style-name="P11">→ Oui, imp écrant et autre seront envoyée par mail.</text:p>
            </text:list-header>
          </text:list>
        </text:list-item>
      </text:list>
      <text:p text:style-name="P12"/>
      <text:p text:style-name="P12"/>
      <text:p text:style-name="P12"/>
      <text:p text:style-name="P12"/>
      <text:p text:style-name="P12"/>
      <text:p text:style-name="P12"><text:soft-page-break/></text:p>
      <text:p text:style-name="P12"/>
      <text:p text:style-name="P8">Question des clients :</text:p>
      <text:p text:style-name="P8"/>
      <text:list xml:id="list473866531175888070" text:style-name="L12">
        <text:list-item>
          <text:p text:style-name="P9">Quel langage avez vous choisis et pourquoi ? Quel garantie de reprise a t-on ?</text:p>
        </text:list-item>
      </text:list>
      <text:p text:style-name="P8"><text:tab/><text:tab/>→ langage : PHP <text:s text:c="2"/>(du framework YII)</text:p>
      <text:p text:style-name="P8"><text:tab/><text:tab/>→ Pour créer des pages Internet, il existe des langages web spécifiquement dédié.</text:p>
      <text:p text:style-name="P8"><text:tab/><text:tab/><text:tab/>Le choix du php est basée sur ça renommé (très connue), son <text:tab/><text:tab/><text:tab/><text:tab/><text:tab/>dynamisme qui nous permet de faire des page réactive (contrairement à du <text:tab/><text:tab/><text:tab/>HTML) et son universalité (exécutable sur tout ordinateur)</text:p>
      <text:p text:style-name="P10"/>
      <text:list xml:id="list161616546008570" text:continue-numbering="true" text:style-name="L12">
        <text:list-header>
          <text:p text:style-name="P9"/>
        </text:list-header>
      </text:list>
      <text:p text:style-name="P8">Précision des clients :</text:p>
      <text:p text:style-name="P8"><text:tab/>→ Si le groupe de projet à des questions rapide à poser, des suggestion ou autres, <text:s/>ne pas <text:tab/><text:tab/>hésiter à appeler les clients :</text:p>
      <text:list xml:id="list2864371152440795353" text:style-name="L13">
        <text:list-item>
          <text:p text:style-name="P25">06-81-06-95-14</text:p>
        </text:list-item>
        <text:list-item>
          <text:p text:style-name="P25">06-88-66-37-02</text:p>
        </text:list-item>
      </text:list>
      <text:p text:style-name="P26"><text:tab/>→<text:span text:style-name="T8"> Ouvert au proposition diverse.</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k </meta:initial-creator>
    <meta:creation-date>2017-02-15T15:25:45.641533177</meta:creation-date>
    <dc:date>2017-02-15T16:16:14.708601459</dc:date>
    <dc:creator>Franck </dc:creator>
    <meta:editing-duration>PT27M5S</meta:editing-duration>
    <meta:editing-cycles>5</meta:editing-cycles>
    <meta:generator>LibreOffice/4.3.3.2$Linux_X86_64 LibreOffice_project/430m0$Build-2</meta:generator>
    <meta:document-statistic meta:table-count="0" meta:image-count="0" meta:object-count="0" meta:page-count="3" meta:paragraph-count="43" meta:word-count="629" meta:character-count="3645" meta:non-whitespace-character-count="3010"/>
  </office:meta>
</office:document-meta>
</file>